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4661in"/>
    </style:style>
    <style:style style:name="co4" style:family="table-column">
      <style:table-column-properties fo:break-before="auto" style:column-width="0.6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7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16371" table:default-cell-style-name="ce2"/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/>
          <table:table-cell office:value-type="string" calcext:value-type="string">
            <text:p>02c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08H14M00S" calcext:value-type="time">
            <text:p>08:14</text:p>
          </table:table-cell>
          <table:table-cell table:formula="of:=[.C2]-[.C$2]" office:value-type="time" office:time-value="PT00H00M00S" calcext:value-type="time">
            <text:p>0h 00m</text:p>
          </table:table-cell>
          <table:table-cell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G2]-[.G$2]" office:value-type="time" office:time-value="PT00H00M00S" calcext:value-type="time">
            <text:p>0h 00m</text:p>
          </table:table-cell>
          <table:table-cell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K2]-[.K$2]" office:value-type="time" office:time-value="PT00H00M00S" calcext:value-type="time">
            <text:p>0h 00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08H35M00S" calcext:value-type="time">
            <text:p>08:35</text:p>
          </table:table-cell>
          <table:table-cell table:formula="of:=[.C3]-[.C$2]" office:value-type="time" office:time-value="PT00H21M00S" calcext:value-type="time">
            <text:p>0h 21m</text:p>
          </table:table-cell>
          <table:table-cell/>
          <table:table-cell office:value-type="string" calcext:value-type="string">
            <text:p>01.par</text:p>
          </table:table-cell>
          <table:table-cell table:style-name="ce1" office:value-type="time" office:time-value="PT08H35M00S" calcext:value-type="time">
            <text:p>08:35</text:p>
          </table:table-cell>
          <table:table-cell table:formula="of:=[.G3]-[.G$2]" office:value-type="time" office:time-value="PT00H21M00S" calcext:value-type="time">
            <text:p>0h 21m</text:p>
          </table:table-cell>
          <table:table-cell/>
          <table:table-cell office:value-type="string" calcext:value-type="string">
            <text:p>01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K3]-[.K$2]" office:value-type="time" office:time-value="PT00H22M00S" calcext:value-type="time">
            <text:p>0h 22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08H35M00S" calcext:value-type="time">
            <text:p>08:35</text:p>
          </table:table-cell>
          <table:table-cell table:formula="of:=[.C4]-[.C$2]" office:value-type="time" office:time-value="PT00H21M00S" calcext:value-type="time">
            <text:p>0h 21m</text:p>
          </table:table-cell>
          <table:table-cell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G4]-[.G$2]" office:value-type="time" office:time-value="PT00H22M00S" calcext:value-type="time">
            <text:p>0h 22m</text:p>
          </table:table-cell>
          <table:table-cell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K4]-[.K$2]" office:value-type="time" office:time-value="PT00H22M00S" calcext:value-type="time">
            <text:p>0h 22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08H36M00S" calcext:value-type="time">
            <text:p>08:36</text:p>
          </table:table-cell>
          <table:table-cell table:formula="of:=[.C5]-[.C$2]" office:value-type="time" office:time-value="PT00H22M00S" calcext:value-type="time">
            <text:p>0h 22m</text:p>
          </table:table-cell>
          <table:table-cell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G5]-[.G$2]" office:value-type="time" office:time-value="PT00H22M00S" calcext:value-type="time">
            <text:p>0h 22m</text:p>
          </table:table-cell>
          <table:table-cell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K5]-[.K$2]" office:value-type="time" office:time-value="PT00H22M00S" calcext:value-type="time">
            <text:p>0h 22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08H51M00S" calcext:value-type="time">
            <text:p>08:51</text:p>
          </table:table-cell>
          <table:table-cell table:formula="of:=[.C6]-[.C$2]" office:value-type="time" office:time-value="PT00H37M00S" calcext:value-type="time">
            <text:p>0h 37m</text:p>
          </table:table-cell>
          <table:table-cell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G6]-[.G$2]" office:value-type="time" office:time-value="PT00H33M00S" calcext:value-type="time">
            <text:p>0h 33m</text:p>
          </table:table-cell>
          <table:table-cell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K6]-[.K$2]" office:value-type="time" office:time-value="PT00H33M00S" calcext:value-type="time">
            <text:p>0h 33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08H51M00S" calcext:value-type="time">
            <text:p>08:51</text:p>
          </table:table-cell>
          <table:table-cell table:formula="of:=[.C7]-[.C$2]" office:value-type="time" office:time-value="PT00H37M00S" calcext:value-type="time">
            <text:p>0h 37m</text:p>
          </table:table-cell>
          <table:table-cell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G7]-[.G$2]" office:value-type="time" office:time-value="PT00H37M00S" calcext:value-type="time">
            <text:p>0h 37m</text:p>
          </table:table-cell>
          <table:table-cell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K7]-[.K$2]" office:value-type="time" office:time-value="PT00H37M00S" calcext:value-type="time">
            <text:p>0h 37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08H54M00S" calcext:value-type="time">
            <text:p>08:54</text:p>
          </table:table-cell>
          <table:table-cell table:formula="of:=[.C8]-[.C$2]" office:value-type="time" office:time-value="PT00H40M00S" calcext:value-type="time">
            <text:p>0h 40m</text:p>
          </table:table-cell>
          <table:table-cell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G8]-[.G$2]" office:value-type="time" office:time-value="PT00H37M00S" calcext:value-type="time">
            <text:p>0h 37m</text:p>
          </table:table-cell>
          <table:table-cell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K8]-[.K$2]" office:value-type="time" office:time-value="PT00H37M00S" calcext:value-type="time">
            <text:p>0h 37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08H55M00S" calcext:value-type="time">
            <text:p>08:55</text:p>
          </table:table-cell>
          <table:table-cell table:formula="of:=[.C9]-[.C$2]" office:value-type="time" office:time-value="PT00H41M00S" calcext:value-type="time">
            <text:p>0h 41m</text:p>
          </table:table-cell>
          <table:table-cell/>
          <table:table-cell office:value-type="string" calcext:value-type="string">
            <text:p>07.par</text:p>
          </table:table-cell>
          <table:table-cell table:style-name="ce1" office:value-type="time" office:time-value="PT08H52M00S" calcext:value-type="time">
            <text:p>08:52</text:p>
          </table:table-cell>
          <table:table-cell table:formula="of:=[.G9]-[.G$2]" office:value-type="time" office:time-value="PT00H38M00S" calcext:value-type="time">
            <text:p>0h 38m</text:p>
          </table:table-cell>
          <table:table-cell/>
          <table:table-cell office:value-type="string" calcext:value-type="string">
            <text:p>07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K9]-[.K$2]" office:value-type="time" office:time-value="PT00H39M00S" calcext:value-type="time">
            <text:p>0h 39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08H55M00S" calcext:value-type="time">
            <text:p>08:55</text:p>
          </table:table-cell>
          <table:table-cell table:formula="of:=[.C10]-[.C$2]" office:value-type="time" office:time-value="PT00H41M00S" calcext:value-type="time">
            <text:p>0h 41m</text:p>
          </table:table-cell>
          <table:table-cell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G10]-[.G$2]" office:value-type="time" office:time-value="PT00H39M00S" calcext:value-type="time">
            <text:p>0h 39m</text:p>
          </table:table-cell>
          <table:table-cell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K10]-[.K$2]" office:value-type="time" office:time-value="PT00H39M00S" calcext:value-type="time">
            <text:p>0h 39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09H38M00S" calcext:value-type="time">
            <text:p>09:38</text:p>
          </table:table-cell>
          <table:table-cell table:formula="of:=[.C11]-[.C$2]" office:value-type="time" office:time-value="PT01H24M00S" calcext:value-type="time">
            <text:p>1h 24m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09H36M00S" calcext:value-type="time">
            <text:p>09:36</text:p>
          </table:table-cell>
          <table:table-cell table:formula="of:=[.G11]-[.G$2]" office:value-type="time" office:time-value="PT01H22M00S" calcext:value-type="time">
            <text:p>1h 22m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09H37M00S" calcext:value-type="time">
            <text:p>09:37</text:p>
          </table:table-cell>
          <table:table-cell table:formula="of:=[.K11]-[.K$2]" office:value-type="time" office:time-value="PT01H23M00S" calcext:value-type="time">
            <text:p>1h 23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18H21M00S" calcext:value-type="time">
            <text:p>18:21</text:p>
          </table:table-cell>
          <table:table-cell table:formula="of:=[.C12]-[.C$2]" office:value-type="time" office:time-value="PT10H07M00S" calcext:value-type="time">
            <text:p>10h 07m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15H33M00S" calcext:value-type="time">
            <text:p>15:33</text:p>
          </table:table-cell>
          <table:table-cell table:formula="of:=[.G12]-[.G$2]" office:value-type="time" office:time-value="PT07H19M00S" calcext:value-type="time">
            <text:p>7h 19m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15H34M00S" calcext:value-type="time">
            <text:p>15:34</text:p>
          </table:table-cell>
          <table:table-cell table:formula="of:=[.K12]-[.K$2]" office:value-type="time" office:time-value="PT07H20M00S" calcext:value-type="time">
            <text:p>7h 20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18H58M00S" calcext:value-type="time">
            <text:p>18:58</text:p>
          </table:table-cell>
          <table:table-cell table:formula="of:=[.C13]-[.C$2]" office:value-type="time" office:time-value="PT10H44M00S" calcext:value-type="time">
            <text:p>10h 44m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05H44M00S" calcext:value-type="time">
            <text:p>05:44</text:p>
          </table:table-cell>
          <table:table-cell table:formula="of:=[.G13]-[.G$2]" office:value-type="time" office:time-value="-PT02H30M00S" calcext:value-type="time">
            <text:p>21h 30m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05H43M00S" calcext:value-type="time">
            <text:p>05:43</text:p>
          </table:table-cell>
          <table:table-cell table:formula="of:=[.K13]-[.K$2]" office:value-type="time" office:time-value="-PT02H31M00S" calcext:value-type="time">
            <text:p>21h 29m</text:p>
          </table:table-cell>
          <table:table-cell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/>
          <table:table-cell office:value-type="string" calcext:value-type="string">
            <text:p>02c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16H51M00S" calcext:value-type="time">
            <text:p>16:51</text:p>
          </table:table-cell>
          <table:table-cell table:formula="of:=[.C16]-[.C$16]" office:value-type="time" office:time-value="PT00H00M00S" calcext:value-type="time">
            <text:p>0h 00m</text:p>
          </table:table-cell>
          <table:table-cell/>
          <table:table-cell office:value-type="string" calcext:value-type="string">
            <text:p>00.par</text:p>
          </table:table-cell>
          <table:table-cell table:style-name="ce1" office:value-type="time" office:time-value="PT21H08M00S" calcext:value-type="time">
            <text:p>21:08</text:p>
          </table:table-cell>
          <table:table-cell table:formula="of:=[.G16]-[.G$16]" office:value-type="time" office:time-value="PT00H00M00S" calcext:value-type="time">
            <text:p>0h 00m</text:p>
          </table:table-cell>
          <table:table-cell/>
          <table:table-cell office:value-type="string" calcext:value-type="string">
            <text:p>00.par</text:p>
          </table:table-cell>
          <table:table-cell table:style-name="ce1" office:value-type="time" office:time-value="PT21H12M00S" calcext:value-type="time">
            <text:p>21:12</text:p>
          </table:table-cell>
          <table:table-cell table:formula="of:=[.K16]-[.K$16]" office:value-type="time" office:time-value="PT00H00M00S" calcext:value-type="time">
            <text:p>0h 00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17H13M00S" calcext:value-type="time">
            <text:p>17:13</text:p>
          </table:table-cell>
          <table:table-cell table:formula="of:=[.C17]-[.C$16]" office:value-type="time" office:time-value="PT00H22M00S" calcext:value-type="time">
            <text:p>0h 22m</text:p>
          </table:table-cell>
          <table:table-cell/>
          <table:table-cell office:value-type="string" calcext:value-type="string">
            <text:p>01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G17]-[.G$16]" office:value-type="time" office:time-value="PT00H19M00S" calcext:value-type="time">
            <text:p>0h 19m</text:p>
          </table:table-cell>
          <table:table-cell/>
          <table:table-cell office:value-type="string" calcext:value-type="string">
            <text:p>01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K17]-[.K$16]" office:value-type="time" office:time-value="PT00H17M00S" calcext:value-type="time">
            <text:p>0h 17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17H14M00S" calcext:value-type="time">
            <text:p>17:14</text:p>
          </table:table-cell>
          <table:table-cell table:formula="of:=[.C18]-[.C$16]" office:value-type="time" office:time-value="PT00H23M00S" calcext:value-type="time">
            <text:p>0h 23m</text:p>
          </table:table-cell>
          <table:table-cell/>
          <table:table-cell office:value-type="string" calcext:value-type="string">
            <text:p>02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G18]-[.G$16]" office:value-type="time" office:time-value="PT00H19M00S" calcext:value-type="time">
            <text:p>0h 19m</text:p>
          </table:table-cell>
          <table:table-cell/>
          <table:table-cell office:value-type="string" calcext:value-type="string">
            <text:p>02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K18]-[.K$16]" office:value-type="time" office:time-value="PT00H17M00S" calcext:value-type="time">
            <text:p>0h 17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17H14M00S" calcext:value-type="time">
            <text:p>17:14</text:p>
          </table:table-cell>
          <table:table-cell table:formula="of:=[.C19]-[.C$16]" office:value-type="time" office:time-value="PT00H23M00S" calcext:value-type="time">
            <text:p>0h 23m</text:p>
          </table:table-cell>
          <table:table-cell/>
          <table:table-cell office:value-type="string" calcext:value-type="string">
            <text:p>03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G19]-[.G$16]" office:value-type="time" office:time-value="PT00H19M00S" calcext:value-type="time">
            <text:p>0h 19m</text:p>
          </table:table-cell>
          <table:table-cell/>
          <table:table-cell office:value-type="string" calcext:value-type="string">
            <text:p>03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K19]-[.K$16]" office:value-type="time" office:time-value="PT00H17M00S" calcext:value-type="time">
            <text:p>0h 17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17H29M00S" calcext:value-type="time">
            <text:p>17:29</text:p>
          </table:table-cell>
          <table:table-cell table:formula="of:=[.C20]-[.C$16]" office:value-type="time" office:time-value="PT00H38M00S" calcext:value-type="time">
            <text:p>0h 38m</text:p>
          </table:table-cell>
          <table:table-cell/>
          <table:table-cell office:value-type="string" calcext:value-type="string">
            <text:p>04.par</text:p>
          </table:table-cell>
          <table:table-cell table:style-name="ce1" office:value-type="time" office:time-value="PT21H36M00S" calcext:value-type="time">
            <text:p>21:36</text:p>
          </table:table-cell>
          <table:table-cell table:formula="of:=[.G20]-[.G$16]" office:value-type="time" office:time-value="PT00H28M00S" calcext:value-type="time">
            <text:p>0h 28m</text:p>
          </table:table-cell>
          <table:table-cell/>
          <table:table-cell office:value-type="string" calcext:value-type="string">
            <text:p>04.par</text:p>
          </table:table-cell>
          <table:table-cell table:style-name="ce1" office:value-type="time" office:time-value="PT21H38M00S" calcext:value-type="time">
            <text:p>21:38</text:p>
          </table:table-cell>
          <table:table-cell table:formula="of:=[.K20]-[.K$16]" office:value-type="time" office:time-value="PT00H26M00S" calcext:value-type="time">
            <text:p>0h 26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17H29M00S" calcext:value-type="time">
            <text:p>17:29</text:p>
          </table:table-cell>
          <table:table-cell table:formula="of:=[.C21]-[.C$16]" office:value-type="time" office:time-value="PT00H38M00S" calcext:value-type="time">
            <text:p>0h 38m</text:p>
          </table:table-cell>
          <table:table-cell/>
          <table:table-cell office:value-type="string" calcext:value-type="string">
            <text:p>05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G21]-[.G$16]" office:value-type="time" office:time-value="PT00H32M00S" calcext:value-type="time">
            <text:p>0h 32m</text:p>
          </table:table-cell>
          <table:table-cell/>
          <table:table-cell office:value-type="string" calcext:value-type="string">
            <text:p>05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K21]-[.K$16]" office:value-type="time" office:time-value="PT00H29M00S" calcext:value-type="time">
            <text:p>0h 29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17H32M00S" calcext:value-type="time">
            <text:p>17:32</text:p>
          </table:table-cell>
          <table:table-cell table:formula="of:=[.C22]-[.C$16]" office:value-type="time" office:time-value="PT00H41M00S" calcext:value-type="time">
            <text:p>0h 41m</text:p>
          </table:table-cell>
          <table:table-cell/>
          <table:table-cell office:value-type="string" calcext:value-type="string">
            <text:p>06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G22]-[.G$16]" office:value-type="time" office:time-value="PT00H32M00S" calcext:value-type="time">
            <text:p>0h 32m</text:p>
          </table:table-cell>
          <table:table-cell/>
          <table:table-cell office:value-type="string" calcext:value-type="string">
            <text:p>06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K22]-[.K$16]" office:value-type="time" office:time-value="PT00H29M00S" calcext:value-type="time">
            <text:p>0h 29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17H33M00S" calcext:value-type="time">
            <text:p>17:33</text:p>
          </table:table-cell>
          <table:table-cell table:formula="of:=[.C23]-[.C$16]" office:value-type="time" office:time-value="PT00H42M00S" calcext:value-type="time">
            <text:p>0h 42m</text:p>
          </table:table-cell>
          <table:table-cell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G23]-[.G$16]" office:value-type="time" office:time-value="PT00H34M00S" calcext:value-type="time">
            <text:p>0h 34m</text:p>
          </table:table-cell>
          <table:table-cell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K23]-[.K$16]" office:value-type="time" office:time-value="PT00H30M00S" calcext:value-type="time">
            <text:p>0h 30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17H33M00S" calcext:value-type="time">
            <text:p>17:33</text:p>
          </table:table-cell>
          <table:table-cell table:formula="of:=[.C24]-[.C$16]" office:value-type="time" office:time-value="PT00H42M00S" calcext:value-type="time">
            <text:p>0h 42m</text:p>
          </table:table-cell>
          <table:table-cell/>
          <table:table-cell office:value-type="string" calcext:value-type="string">
            <text:p>08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G24]-[.G$16]" office:value-type="time" office:time-value="PT00H34M00S" calcext:value-type="time">
            <text:p>0h 34m</text:p>
          </table:table-cell>
          <table:table-cell/>
          <table:table-cell office:value-type="string" calcext:value-type="string">
            <text:p>08.par</text:p>
          </table:table-cell>
          <table:table-cell table:style-name="ce1" office:value-type="time" office:time-value="PT21H43M00S" calcext:value-type="time">
            <text:p>21:43</text:p>
          </table:table-cell>
          <table:table-cell table:formula="of:=[.K24]-[.K$16]" office:value-type="time" office:time-value="PT00H31M00S" calcext:value-type="time">
            <text:p>0h 31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18H20M00S" calcext:value-type="time">
            <text:p>18:20</text:p>
          </table:table-cell>
          <table:table-cell table:formula="of:=[.C25]-[.C$16]" office:value-type="time" office:time-value="PT01H29M00S" calcext:value-type="time">
            <text:p>1h 29m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3M00S" calcext:value-type="time">
            <text:p>22:23</text:p>
          </table:table-cell>
          <table:table-cell table:formula="of:=[.G25]-[.G$16]" office:value-type="time" office:time-value="PT01H15M00S" calcext:value-type="time">
            <text:p>1h 15m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0M00S" calcext:value-type="time">
            <text:p>22:20</text:p>
          </table:table-cell>
          <table:table-cell table:formula="of:=[.K25]-[.K$16]" office:value-type="time" office:time-value="PT01H08M00S" calcext:value-type="time">
            <text:p>1h 08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04H46M00S" calcext:value-type="time">
            <text:p>04:46</text:p>
          </table:table-cell>
          <table:table-cell table:formula="of:=[.C26]-[.C$16]" office:value-type="time" office:time-value="-PT12H05M00S" calcext:value-type="time">
            <text:p>11h 55m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43M00S" calcext:value-type="time">
            <text:p>04:43</text:p>
          </table:table-cell>
          <table:table-cell table:formula="of:=[.G26]-[.G$16]" office:value-type="time" office:time-value="-PT16H25M00S" calcext:value-type="time">
            <text:p>7h 35m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08M00S" calcext:value-type="time">
            <text:p>04:08</text:p>
          </table:table-cell>
          <table:table-cell table:formula="of:=[.K26]-[.K$16]" office:value-type="time" office:time-value="-PT17H04M00S" calcext:value-type="time">
            <text:p>6h 56m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05H28M00S" calcext:value-type="time">
            <text:p>05:28</text:p>
          </table:table-cell>
          <table:table-cell table:formula="of:=[.C27]-[.C$16]" office:value-type="time" office:time-value="-PT11H23M00S" calcext:value-type="time">
            <text:p>12h 37m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21H01M00S" calcext:value-type="time">
            <text:p>21:01</text:p>
          </table:table-cell>
          <table:table-cell table:formula="of:=[.G27]-[.G$16]" office:value-type="time" office:time-value="-PT00H07M00S" calcext:value-type="time">
            <text:p>23h 53m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18H53M00S" calcext:value-type="time">
            <text:p>18:53</text:p>
          </table:table-cell>
          <table:table-cell table:formula="of:=[.K27]-[.K$16]" office:value-type="time" office:time-value="-PT02H19M00S" calcext:value-type="time">
            <text:p>21h 41m</text:p>
          </table:table-cell>
          <table:table-cell table:number-columns-repeated="16371"/>
        </table:table-row>
        <table:table-row table:style-name="ro1" table:number-rows-repeated="104854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h</number:text>
      <number:minutes number:style="long"/>
      <number:text>m</number:text>
    </number:time-style>
    <number:time-style style:name="N122">
      <number:hours/>
      <number:text>h </number:text>
      <number:minutes number:style="long"/>
      <number:text>m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8:59:30.954809828</meta:creation-date>
    <dc:date>2026-03-25T09:08:33.413056621</dc:date>
    <meta:editing-duration>PT39M9S</meta:editing-duration>
    <meta:editing-cycles>7</meta:editing-cycles>
    <meta:generator>LibreOffice/7.4.7.2$Linux_X86_64 LibreOffice_project/40$Build-2</meta:generator>
    <meta:document-statistic meta:table-count="1" meta:cell-count="236" meta:object-count="0"/>
    <meta:user-defined meta:name="qrichtext">1</meta:user-defined>
  </office:meta>
</office:document-meta>
</file>